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91</text:p>
          </table:table-cell>
          <table:table-cell office:value-type="string">
            <text:p>アンパンマン・のびのびワーク１歳</text:p>
            <text:p>最初は「おはよう」。最後は「お休みなさい」。のびのびワーク１歳、これで終了です。しかし、巻末を良く見ると０歳のワークがある事を発見！僕がやらないわけがないｗｗｗ早速アマゾンでポチりました。ということで、基礎訓練はしばらく運筆の練習をしていきたいと思います。</text:p>
          </table:table-cell>
          <table:table-cell office:value-type="string">
            <text:p>日本将棋連盟「将棋の基礎知識」</text:p>
            <text:p>玉将・飛車・角行の動かし方。</text:p>
          </table:table-cell>
          <table:table-cell office:value-type="string">
            <text:p>日本将棋連盟「将棋の基礎知識」</text:p>
            <text:p>プロ棋士の昇段規定。アマチュアの段級の認定。</text:p>
          </table:table-cell>
          <table:table-cell office:value-type="string">
            <text:p>練習局面課題演習　AI将棋２００２　接待員　１周目　第１問</text:p>
            <text:p>０．０００１０％　－４０８６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92</text:p>
          </table:table-cell>
          <table:table-cell table:style-name="ce1" office:value-type="string">
            <text:p>公文・はじめてのおけいこ</text:p>
            <text:p>ここから０歳ワーク入荷まで運筆のおけいこをしていきます。まずは短い縦の直線を引く。お風呂で船を進めるイメージだそうです。</text:p>
            <text:p>新出単語：風呂・船</text:p>
          </table:table-cell>
          <table:table-cell table:style-name="ce1" office:value-type="string">
            <text:p>日本将棋連盟「将棋の基礎知識」</text:p>
            <text:p>金将・銀将・桂馬・香車・歩兵の動かし方。</text:p>
          </table:table-cell>
          <table:table-cell table:style-name="ce1" office:value-type="string">
            <text:p>日本将棋連盟「将棋の基礎知識」</text:p>
            <text:p>プロ・女流・アマの段級のまとめ。アマ五段でプロ６級！頑張ろう！！！</text:p>
          </table:table-cell>
          <table:table-cell table:style-name="ce1" office:value-type="string">
            <text:p>練習局面課題演習　AI将棋２００３　接待員　１周目　第１問</text:p>
            <text:p>０．０００１０％　－４０８６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Default"/>
          <table:table-cell table:style-name="ce1" table:number-columns-repeated="20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 table:number-columns-repeated="5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2022/03/15</text:date>, <text:time>21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22M29S</meta:editing-duration>
    <meta:editing-cycles>41</meta:editing-cycles>
    <meta:generator>OpenOffice/4.1.11$Win32 OpenOffice.org_project/4111m1$Build-9808</meta:generator>
    <dc:date>2022-03-15T21:24:53.13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